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2" style:list-style-name="WWNum1">
      <style:paragraph-properties fo:text-align="justify" style:justify-single-word="false"/>
    </style:style>
    <style:style style:name="T1" style:family="text">
      <style:text-properties fo:color="#000000" style:language-asian="es" style:country-asian="AR" style:font-name-complex="Calibri"/>
    </style:style>
    <style:style style:name="T2" style:family="text">
      <style:text-properties style:language-asian="es" style:country-asian="AR"/>
    </style:style>
    <style:style style:name="T3" style:family="text">
      <style:text-properties fo:color="#548dd4" style:language-asian="es" style:country-asian="AR" style:font-name-complex="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19531" text:style-name="WWNum1">
        <text:list-item>
          <text:list>
            <text:list-item>
              <text:h text:style-name="P2" text:outline-level="2"><text:span text:style-name="T2">Precio</text:span></text:h>
            </text:list-item>
          </text:list>
        </text:list-item>
      </text:list>
      <text:p text:style-name="P1"><text:span text:style-name="T1">Nuestro producto contará con tres modalidades de acceso para los clientes que contraten el servicio regular:</text:span></text:p>
      <text:p text:style-name="P1"><text:span text:style-name="Heading_20_3_20_Char">Consultas ilimitadas</text:span><text:span text:style-name="T3">:</text:span><text:span text:style-name="T1"> mediante el pago de una tarifa fija, se podrán realizar cuantas consultas se requieran, en el momento que el cliente lo necesite, sin derivar posteriormente en costos adicionales en su factura final.</text:span></text:p>
      <text:p text:style-name="P1"><text:span text:style-name="Heading_20_3_20_Char">Consultas fijas</text:span><text:span text:style-name="T3">:</text:span><text:span text:style-name="T1"> se contará con una tarifa base y una cantidad de consultas prefijadas. Superada esa cantidad, las demás consultas deberán ser abonadas como adicionales en la factura final.</text:span></text:p>
      <text:p text:style-name="P1"><text:span text:style-name="Heading_20_3_20_Char">Modalidad mixta</text:span><text:span text:style-name="T3">:</text:span><text:span text:style-name="T1"> el cliente podrá realizar la cantidad de consultas que necesite y las mismas serán abonadas en forma individual, con costos menores a aquellos aplicables a clientes de única vez que no posean contrato permanente.</text:span></text:p>
      <text:p text:style-name="P1"><text:span text:style-name="T1">Por otro lado, manejaremos un sistema de licencias en el que cada empresa poseerá en principio un usuario y contraseña con el cual ingresarán en nuestro sistema en forma simultánea desde una cantidad máxima de equipos a fijar al momento del contrato.</text:span></text:p>
      <text:p text:style-name="P1"><text:span text:style-name="T1">Particulares: contamos también con una modalidad pública en la cual un individuo, que no sea parte de nuestra cartera fija de clientes, podrá realizar una consulta puntual única, abonando una tarifa que se adecuará al nivel de personalización que quiera aplicar a su consulta y posterior análi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4f81bd" style:font-name="Cambria" fo:font-weight="bold" style:font-name-asian="Times New Roman1" style:font-weight-asian="bold" style:font-name-complex="Times New Roman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M8S</meta:editing-duration>
    <meta:editing-cycles>3</meta:editing-cycles>
    <meta:generator>LibreOffice/3.3$Win32 LibreOffice_project/330m19$Build-6</meta:generator>
    <dc:date>2011-05-03T12:13:41.85</dc:date>
    <meta:document-statistic meta:table-count="0" meta:image-count="0" meta:object-count="0" meta:page-count="1" meta:paragraph-count="7" meta:word-count="205" meta:character-count="1300"/>
    <meta:user-defined meta:name="Info 1"/>
    <meta:user-defined meta:name="Info 2"/>
    <meta:user-defined meta:name="Info 3"/>
    <meta:user-defined meta:name="Info 4"/>
  </office:meta>
</office:document-meta>
</file>